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-dash="Dashed_20__28_var_29_" svg:stroke-color="#008000" draw:marker-end="Arrow" draw:marker-end-width="0.3cm" draw:fill="solid" draw:fill-color="#00ae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-dash="Dashed_20__28_var_29_"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ff3366" draw:textarea-vertical-align="middle" draw:auto-grow-height="false" fo:min-height="0.749cm" fo:min-width="0.499cm"/>
    </style:style>
    <style:style style:name="gr11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svg:stroke-color="#808080" draw:marker-end="Arrow" draw:marker-end-width="0.3cm" draw:fill="solid" draw:fill-color="#ffffcc" draw:textarea-horizontal-align="center" draw:textarea-vertical-align="middle"/>
    </style:style>
    <style:style style:name="gr17" style:family="graphic" style:parent-style-name="standard">
      <style:graphic-properties draw:stroke="none" svg:stroke-color="#808080" draw:fill="none" draw:fill-color="#808080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draw:stroke-dash="Ultrafine_20_Dashed" svg:stroke-color="#000000" draw:marker-end="Arrow" draw:marker-end-width="0.3cm" draw:fill="solid" draw:fill-color="#ffffcc" draw:textarea-horizontal-align="center" draw:textarea-vertical-align="middle"/>
    </style:style>
    <style:style style:name="gr1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00" draw:marker-end="Arrow" draw:marker-end-width="0.3cm" draw:fill="solid" draw:fill-color="#cc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4" draw:layer="layout" svg:width="1.5cm" svg:height="1cm" svg:x="5.111cm" svg:y="2.354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3" draw:layer="layout" svg:width="3.546cm" svg:height="1.321cm" svg:x="4.086cm" svg:y="4.083cm">
          <text:p text:style-name="P1"><text:span text:style-name="T1">1. Notify presence</text:span></text:p>
          <text:p text:style-name="P1"><text:span text:style-name="T1">publish 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" draw:text-style-name="P3" draw:layer="layout" svg:width="0.5cm" svg:height="1.187cm" svg:x="7.444cm" svg:y="2.691cm">
          <draw:text-box>
            <text:p text:style-name="P5"/>
          </draw:text-box>
        </draw:frame>
        <draw:custom-shape draw:style-name="gr4" draw:text-style-name="P2" draw:id="id4" draw:layer="layout" svg:width="3.097cm" svg:height="1.97cm" svg:x="10.019cm" svg:y="4.344cm">
          <text:p text:style-name="P1"><text:span text:style-name="T1">2.</text:span></text:p>
          <text:p text:style-name="P1"><text:span text:style-name="T1">Has PSC</text:span></text:p>
          <text:p text:style-name="P1"><text:span text:style-name="T1">valid </text:span></text:p>
          <text:p text:style-name="P1"><text:span text:style-name="T1"><text:s/></text:span><text:span text:style-name="T1">cooki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1" draw:layer="layout" svg:width="2.393cm" svg:height="0.844cm" svg:x="14.439cm" svg:y="4.907cm">
          <text:p text:style-name="P1"><text:span text:style-name="T1">Reject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2" draw:layer="layout" svg:x1="8.67cm" svg:y1="5.807cm" svg:x2="8.67cm" svg:y2="8.566cm">
          <text:p text:style-name="P5"/>
        </draw:line>
        <draw:connector draw:style-name="gr6" draw:text-style-name="P4" draw:layer="layout" svg:x1="15.635cm" svg:y1="5.749cm" svg:x2="8.67cm" svg:y2="8.566cm" draw:start-shape="id1" draw:start-glue-point="6" draw:end-shape="id2" draw:end-glue-point="2">
          <text:p text:style-name="P5"/>
        </draw:connector>
        <draw:connector draw:style-name="gr6" draw:text-style-name="P4" draw:layer="layout" draw:line-skew="-3.458cm -1.657cm" svg:x1="5.858cm" svg:y1="5.404cm" svg:x2="8.67cm" svg:y2="5.807cm" draw:start-shape="id3" draw:start-glue-point="6" draw:end-shape="id2" draw:end-glue-point="0">
          <text:p text:style-name="P5"/>
        </draw:connector>
        <draw:connector draw:style-name="gr6" draw:text-style-name="P4" draw:layer="layout" svg:x1="11.567cm" svg:y1="6.312cm" svg:x2="8.67cm" svg:y2="7.186cm" draw:start-shape="id4" draw:start-glue-point="6" draw:end-shape="id2" draw:end-glue-point="1">
          <text:p text:style-name="P5"/>
        </draw:connector>
        <draw:connector draw:style-name="gr6" draw:text-style-name="P4" draw:layer="layout" svg:x1="8.67cm" svg:y1="5.807cm" svg:x2="10.019cm" svg:y2="5.328cm" draw:start-shape="id2" draw:start-glue-point="0" draw:end-shape="id4" draw:end-glue-point="5">
          <text:p text:style-name="P5"/>
        </draw:connector>
        <draw:connector draw:style-name="gr7" draw:text-style-name="P4" draw:layer="layout" svg:x1="13.116cm" svg:y1="5.328cm" svg:x2="14.439cm" svg:y2="5.328cm" draw:start-shape="id4" draw:start-glue-point="7" draw:end-shape="id1" draw:end-glue-point="5">
          <text:p text:style-name="P5"/>
        </draw:connector>
        <draw:frame draw:style-name="gr8" draw:text-style-name="P3" draw:layer="layout" svg:width="0.862cm" svg:height="0.569cm" svg:x="13.117cm" svg:y="4.794cm">
          <draw:text-box>
            <text:p text:style-name="P5"><text:span text:style-name="T1">No</text:span></text:p>
          </draw:text-box>
        </draw:frame>
        <draw:frame draw:style-name="gr8" draw:text-style-name="P3" draw:layer="layout" svg:width="0.968cm" svg:height="0.569cm" svg:x="9.599cm" svg:y="6.679cm">
          <draw:text-box>
            <text:p text:style-name="P5"><text:span text:style-name="T1">Yes</text:span></text:p>
          </draw:text-box>
        </draw:frame>
        <draw:connector draw:style-name="gr9" draw:text-style-name="P4" draw:layer="layout" svg:x1="8.67cm" svg:y1="8.566cm" svg:x2="8.088cm" svg:y2="9.362cm" draw:start-shape="id2" draw:start-glue-point="2" draw:end-shape="id5" draw:end-glue-point="4">
          <text:p text:style-name="P5"/>
        </draw:connector>
        <draw:custom-shape draw:style-name="gr10" draw:text-style-name="P2" draw:id="id6" draw:layer="layout" svg:width="1.211cm" svg:height="1.294cm" svg:x="10.627cm" svg:y="9.29cm">
          <text:p text:style-name="P1"><text:span text:style-name="T1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4" draw:layer="layout" svg:x1="9.065cm" svg:y1="9.936cm" svg:x2="10.627cm" svg:y2="9.936cm" draw:start-shape="id5" draw:start-glue-point="7" draw:end-shape="id6" draw:end-glue-point="6">
          <text:p text:style-name="P5"/>
        </draw:connector>
        <draw:frame draw:style-name="gr12" draw:text-style-name="P3" draw:layer="layout" svg:width="2.013cm" svg:height="0.569cm" svg:x="9.121cm" svg:y="7.103cm">
          <draw:text-box>
            <text:p text:style-name="P5"><text:span text:style-name="T1">Send profile</text:span></text:p>
          </draw:text-box>
        </draw:frame>
        <draw:custom-shape draw:style-name="gr13" draw:text-style-name="P2" draw:id="id7" draw:layer="layout" svg:width="2.956cm" svg:height="1.633cm" svg:x="3.514cm" svg:y="9.124cm">
          <text:p text:style-name="P1"><text:span text:style-name="T1">4. Store profile &amp; </text:span></text:p>
          <text:p text:style-name="P1"><text:span text:style-name="T1">service list in </text:span></text:p>
          <text:p text:style-name="P1"><text:span text:style-name="T2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8" draw:layer="layout" svg:width="3.407cm" svg:height="2.264cm" svg:x="3.284cm" svg:y="12.736cm">
          <text:p text:style-name="P1"><text:span text:style-name="T1">5. Does profile </text:span></text:p>
          <text:p text:style-name="P1"><text:span text:style-name="T1">references services</text:span></text:p>
          <text:p text:style-name="P1"><text:span text:style-name="T1">not in our librar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draw:id="id9" draw:layer="layout" svg:width="2.59cm" svg:height="1.745cm" svg:x="8.978cm" svg:y="14.49cm">
          <text:p text:style-name="P1"><text:span text:style-name="T1">6. Message node</text:span></text:p>
          <text:p text:style-name="P1"><text:span text:style-name="T1">to request full</text:span></text:p>
          <text:p text:style-name="P1"><text:span text:style-name="T1">service library (on</text:span></text:p>
          <text:p text:style-name="P1"><text:span text:style-name="T1">assumption that </text:span></text:p>
          <text:p text:style-name="P1"><text:span text:style-name="T1">ours is not inited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id="id10" draw:layer="layout" svg:width="3.068cm" svg:height="1.857cm" svg:x="12.844cm" svg:y="13.496cm">
          <text:p text:style-name="P1"><text:span text:style-name="T1">7. Set interrupt</text:span></text:p>
          <text:p text:style-name="P1"><text:span text:style-name="T1">to check profile </text:span></text:p>
          <text:p text:style-name="P1"><text:span text:style-name="T1">received; re-issue</text:span></text:p>
          <text:p text:style-name="P1"><text:span text:style-name="T1">request if n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11" draw:layer="layout" svg:x1="13.183cm" svg:y1="16.486cm" svg:x2="13.183cm" svg:y2="19.245cm">
          <text:p text:style-name="P5"/>
        </draw:line>
        <draw:custom-shape draw:style-name="gr14" draw:text-style-name="P2" draw:id="id16" draw:layer="layout" svg:width="3.434cm" svg:height="1.253cm" svg:x="14.819cm" svg:y="17.242cm">
          <text:p text:style-name="P1"><text:span text:style-name="T1">8. Return serialised</text:span></text:p>
          <text:p text:style-name="P1"><text:span text:style-name="T1">copy of the service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12" draw:layer="layout" svg:width="2.393cm" svg:height="0.872cm" svg:x="9.356cm" svg:y="18.814cm">
          <text:p text:style-name="P1"><text:span text:style-name="T1">9. Store libra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1.576cm" svg:height="1.604cm" svg:x="4.199cm" svg:y="18.237cm">
          <text:p text:style-name="P1"><text:span text:style-name="T1">Done</text:span></text:p>
          <text:p text:style-name="P1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1" draw:text-style-name="P4" draw:layer="layout" svg:x1="4.991cm" svg:y1="10.755cm" svg:x2="4.987cm" svg:y2="12.736cm" draw:start-shape="id7" draw:start-glue-point="6" draw:end-shape="id8">
          <text:p text:style-name="P5"/>
        </draw:connector>
        <draw:connector draw:style-name="gr11" draw:text-style-name="P4" draw:layer="layout" svg:x1="6.689cm" svg:y1="13.867cm" svg:x2="8.978cm" svg:y2="15.362cm" draw:start-shape="id8" draw:start-glue-point="7" draw:end-shape="id9" draw:end-glue-point="3">
          <text:p text:style-name="P5"/>
        </draw:connector>
        <draw:connector draw:style-name="gr11" draw:text-style-name="P4" draw:layer="layout" svg:x1="11.568cm" svg:y1="15.362cm" svg:x2="12.844cm" svg:y2="14.424cm" draw:start-shape="id9" draw:start-glue-point="1" draw:end-shape="id10">
          <text:p text:style-name="P5"/>
        </draw:connector>
        <draw:connector draw:style-name="gr9" draw:text-style-name="P4" draw:layer="layout" draw:line-skew="-0.251cm -1.033cm" svg:x1="10.273cm" svg:y1="16.235cm" svg:x2="13.183cm" svg:y2="16.486cm" draw:start-shape="id9" draw:start-glue-point="2" draw:end-shape="id11" draw:end-glue-point="0">
          <text:p text:style-name="P5"/>
        </draw:connector>
        <draw:connector draw:style-name="gr9" draw:text-style-name="P4" draw:layer="layout" svg:x1="13.183cm" svg:y1="19.245cm" svg:x2="11.749cm" svg:y2="19.249cm" draw:start-shape="id11" draw:start-glue-point="2" draw:end-shape="id12" draw:end-glue-point="7">
          <text:p text:style-name="P5"/>
        </draw:connector>
        <draw:connector draw:style-name="gr11" draw:text-style-name="P4" draw:layer="layout" svg:x1="4.986cm" svg:y1="15cm" svg:x2="4.986cm" svg:y2="18.237cm" draw:start-shape="id8" draw:start-glue-point="6" draw:end-shape="id13" draw:end-glue-point="4">
          <text:p text:style-name="P5"/>
        </draw:connector>
        <draw:connector draw:style-name="gr11" draw:text-style-name="P4" draw:id="id15" draw:layer="layout" svg:x1="5.858cm" svg:y1="4.083cm" svg:x2="5.858cm" svg:y2="4.083cm" draw:start-shape="id3" draw:start-glue-point="4" draw:end-shape="id3" draw:end-glue-point="4">
          <text:p text:style-name="P5"/>
        </draw:connector>
        <draw:custom-shape draw:style-name="gr14" draw:text-style-name="P7" draw:layer="layout" svg:width="11.484cm" svg:height="1.041cm" svg:x="2.168cm" svg:y="21.485cm">
          <text:p text:style-name="P6"><text:span text:style-name="T3">Yellow boxes indicate processes that occur on all PSCs which </text:span></text:p>
          <text:p text:style-name="P6"><text:span text:style-name="T3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11.541cm" svg:height="0.985cm" svg:x="2.139cm" svg:y="22.751cm">
          <text:p text:style-name="P6"><text:span text:style-name="T3">Blue boxes are processes <text:s/>on the controlling PSC that occur in response</text:span></text:p>
          <text:p text:style-name="P6"><text:span text:style-name="T3">to each message received from remote PS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1.541cm" svg:height="0.986cm" svg:x="2.139cm" svg:y="24.045cm">
          <text:p text:style-name="P6"><text:span text:style-name="T3">The red line represents the message bus and green links are messages</text:span></text:p>
          <text:p text:style-name="P6"><text:span text:style-name="T3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3.923cm" svg:height="0.962cm" svg:x="16.077cm" svg:y="1cm">
          <draw:text-box>
            <text:p text:style-name="P5"><text:span text:style-name="T4">PSC startup</text:span></text:p>
          </draw:text-box>
        </draw:frame>
        <draw:connector draw:style-name="gr16" draw:text-style-name="P4" draw:layer="layout" draw:type="curve" draw:line-skew="0.664cm -0.708cm" svg:x1="15.912cm" svg:y1="14.424cm" svg:x2="10.273cm" svg:y2="14.49cm" draw:start-shape="id10" draw:start-glue-point="7" draw:end-shape="id9" draw:end-glue-point="0">
          <text:p text:style-name="P5"/>
        </draw:connector>
        <draw:frame draw:style-name="gr17" draw:text-style-name="P10" draw:layer="layout" svg:width="1.302cm" svg:height="0.569cm" draw:transform="rotate (-0.33353242005724) translate (14.86cm 11.813cm)">
          <draw:text-box>
            <text:p text:style-name="P5"><text:span text:style-name="T5">trigger</text:span></text:p>
          </draw:text-box>
        </draw:frame>
        <draw:frame draw:style-name="gr8" draw:text-style-name="P3" draw:layer="layout" svg:width="0.862cm" svg:height="0.569cm" svg:x="4.791cm" svg:y="16.039cm">
          <draw:text-box>
            <text:p text:style-name="P5"><text:span text:style-name="T1">No</text:span></text:p>
          </draw:text-box>
        </draw:frame>
        <draw:connector draw:style-name="gr18" draw:text-style-name="P11" draw:layer="layout" draw:line-skew="-1.027cm" svg:x1="5.86cm" svg:y1="3.354cm" svg:x2="5.858cm" svg:y2="4.083cm" draw:start-shape="id14" draw:start-glue-point="8" draw:end-shape="id15" draw:end-glue-point="0">
          <text:p text:style-name="P5"/>
        </draw:connector>
        <draw:connector draw:style-name="gr19" draw:text-style-name="P12" draw:layer="layout" svg:x1="8.67cm" svg:y1="7.186cm" svg:x2="4.991cm" svg:y2="9.124cm" draw:start-shape="id2" draw:start-glue-point="1" draw:end-shape="id7" draw:end-glue-point="4">
          <text:p text:style-name="P5"/>
        </draw:connector>
        <draw:custom-shape draw:style-name="gr13" draw:text-style-name="P4" draw:id="id5" draw:layer="layout" svg:width="1.952cm" svg:height="1.149cm" svg:x="7.113cm" svg:y="9.362cm">
          <text:p text:style-name="P1"><text:span text:style-name="T1">Close down</text:span></text:p>
          <text:p text:style-name="P1"><text:span text:style-name="T1">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2" draw:layer="layout" svg:x1="13.183cm" svg:y1="16.486cm" svg:x2="16.535cm" svg:y2="17.242cm" draw:start-shape="id11" draw:start-glue-point="0" draw:end-shape="id16" draw:end-glue-point="4">
          <text:p text:style-name="P5"/>
        </draw:connector>
        <draw:connector draw:style-name="gr20" draw:text-style-name="P12" draw:layer="layout" svg:x1="16.535cm" svg:y1="18.493cm" svg:x2="13.183cm" svg:y2="19.245cm" draw:start-shape="id16" draw:start-glue-point="6" draw:end-shape="id11" draw:end-glue-point="2">
          <text:p text:style-name="P5"/>
        </draw:connector>
        <draw:frame draw:style-name="gr8" draw:text-style-name="P3" draw:layer="layout" svg:width="0.968cm" svg:height="0.569cm" svg:x="6.728cm" svg:y="13.367cm">
          <draw:text-box>
            <text:p text:style-name="P5"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1:33:11</meta:creation-date>
    <dc:creator>Matthew Pontefract</dc:creator>
    <dc:date>2008-04-03T14:18:50</dc:date>
    <meta:printed-by>Matthew Pontefract</meta:printed-by>
    <meta:print-date>2008-04-01T15:14:21</meta:print-date>
    <meta:editing-cycles>21</meta:editing-cycles>
    <meta:editing-duration>P1DT4H8M55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